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<text:soft-page-break/>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7:22:17</dc:date>
    <meta:editing-duration>PT15H5M59S</meta:editing-duration>
    <meta:editing-cycles>300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8" meta:word-count="198" meta:character-count="2178" meta:non-whitespace-character-count="1874"/>
  </office:meta>
</office:document-meta>
</file>